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6DAA727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4cm, 4.232cm, 12.817cm, 4.79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2.263cm" svg:x="0.892cm" svg:y="2.492cm">
          <draw:image xlink:href="Pictures/10000000000005E8000007E0A6DAA72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8:06.138157048</dc:date>
    <meta:editing-duration>PT3M3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